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cm" svg:height="8.6cm" svg:x="0.0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6-29T15:51:43.069405428</dc:date>
    <meta:editing-duration>PT2M58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1cm" svg:height="8.601cm" xlink:href="." xlink:type="simple" chart:class="chart:scatter" chart:style-name="ch1">
        <chart:plot-area chart:style-name="ch2" chart:data-source-has-labels="both" svg:x="0.305cm" svg:y="0.172cm" svg:width="14.681cm" svg:height="8.257cm">
          <chart:coordinate-region svg:x="0.847cm" svg:y="0.371cm" svg:width="14.045cm" svg:height="7.859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